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OfInvocationsChecker.checkNumberOfInvocationsNonGreedy( List &lt; Invocation &gt; invocations , MatchableInvocation wanted , int wantedCount , InOr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OfInvocationsChecker.checkNumberOfInvocations( List &lt; Invocation &gt; invocations , MatchableInvocation wanted , int wanted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OfInvocationsChecker.NumberOfInvocations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OfInvocationsChecker.checkNumberOfInvocations( List &lt; Invocation &gt; invocations , MatchableInvocation wanted , int wantedCount , InOr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